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table:shapes>
          <draw:frame draw:z-index="0" draw:style-name="gr1" draw:text-style-name="P1" svg:width="453.51pt" svg:height="255.09pt" svg:x="61.88pt" svg:y="64.29pt">
            <loext:p draw:notify-on-update-of-ranges="time.A1:time.A1 time.B1:time.V1 time.A2:time.A2 time.B2:time.V2 time.A3:time.A3 time.B3:time.V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ute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5508" calcext:value-type="float">
            <text:p>0.5508</text:p>
          </table:table-cell>
          <table:table-cell office:value-type="float" office:value="1.866" calcext:value-type="float">
            <text:p>1.866</text:p>
          </table:table-cell>
          <table:table-cell office:value-type="float" office:value="3.9173" calcext:value-type="float">
            <text:p>3.9173</text:p>
          </table:table-cell>
          <table:table-cell office:value-type="float" office:value="6.9047" calcext:value-type="float">
            <text:p>6.9047</text:p>
          </table:table-cell>
          <table:table-cell office:value-type="float" office:value="10.7572" calcext:value-type="float">
            <text:p>10.7572</text:p>
          </table:table-cell>
          <table:table-cell office:value-type="float" office:value="15.4498" calcext:value-type="float">
            <text:p>15.4498</text:p>
          </table:table-cell>
          <table:table-cell office:value-type="float" office:value="21.0838" calcext:value-type="float">
            <text:p>21.0838</text:p>
          </table:table-cell>
          <table:table-cell office:value-type="float" office:value="27.425" calcext:value-type="float">
            <text:p>27.425</text:p>
          </table:table-cell>
          <table:table-cell office:value-type="float" office:value="34.8338" calcext:value-type="float">
            <text:p>34.8338</text:p>
          </table:table-cell>
          <table:table-cell office:value-type="float" office:value="42.8527" calcext:value-type="float">
            <text:p>42.8527</text:p>
          </table:table-cell>
          <table:table-cell office:value-type="float" office:value="51.9562" calcext:value-type="float">
            <text:p>51.9562</text:p>
          </table:table-cell>
          <table:table-cell office:value-type="float" office:value="61.8011" calcext:value-type="float">
            <text:p>61.8011</text:p>
          </table:table-cell>
          <table:table-cell office:value-type="float" office:value="72.4891" calcext:value-type="float">
            <text:p>72.4891</text:p>
          </table:table-cell>
          <table:table-cell office:value-type="float" office:value="84.0823" calcext:value-type="float">
            <text:p>84.0823</text:p>
          </table:table-cell>
          <table:table-cell office:value-type="float" office:value="96.6284" calcext:value-type="float">
            <text:p>96.6284</text:p>
          </table:table-cell>
          <table:table-cell office:value-type="float" office:value="109.76" calcext:value-type="float">
            <text:p>109.76</text:p>
          </table:table-cell>
          <table:table-cell office:value-type="float" office:value="124.036" calcext:value-type="float">
            <text:p>124.036</text:p>
          </table:table-cell>
          <table:table-cell office:value-type="float" office:value="139.314" calcext:value-type="float">
            <text:p>139.314</text:p>
          </table:table-cell>
          <table:table-cell office:value-type="float" office:value="154.965" calcext:value-type="float">
            <text:p>154.965</text:p>
          </table:table-cell>
          <table:table-cell office:value-type="float" office:value="171.499" calcext:value-type="float">
            <text:p>171.499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.3464" calcext:value-type="float">
            <text:p>1.3464</text:p>
          </table:table-cell>
          <table:table-cell office:value-type="float" office:value="2.0829" calcext:value-type="float">
            <text:p>2.0829</text:p>
          </table:table-cell>
          <table:table-cell office:value-type="float" office:value="2.5822" calcext:value-type="float">
            <text:p>2.5822</text:p>
          </table:table-cell>
          <table:table-cell office:value-type="float" office:value="3.2507" calcext:value-type="float">
            <text:p>3.2507</text:p>
          </table:table-cell>
          <table:table-cell office:value-type="float" office:value="4.189" calcext:value-type="float">
            <text:p>4.189</text:p>
          </table:table-cell>
          <table:table-cell office:value-type="float" office:value="5.025" calcext:value-type="float">
            <text:p>5.025</text:p>
          </table:table-cell>
          <table:table-cell office:value-type="float" office:value="6.3661" calcext:value-type="float">
            <text:p>6.3661</text:p>
          </table:table-cell>
          <table:table-cell office:value-type="float" office:value="7.2014" calcext:value-type="float">
            <text:p>7.2014</text:p>
          </table:table-cell>
          <table:table-cell office:value-type="float" office:value="8.8695" calcext:value-type="float">
            <text:p>8.8695</text:p>
          </table:table-cell>
          <table:table-cell office:value-type="float" office:value="9.5907" calcext:value-type="float">
            <text:p>9.5907</text:p>
          </table:table-cell>
          <table:table-cell office:value-type="float" office:value="11.515" calcext:value-type="float">
            <text:p>11.515</text:p>
          </table:table-cell>
          <table:table-cell office:value-type="float" office:value="12.637" calcext:value-type="float">
            <text:p>12.637</text:p>
          </table:table-cell>
          <table:table-cell office:value-type="float" office:value="13.969" calcext:value-type="float">
            <text:p>13.969</text:p>
          </table:table-cell>
          <table:table-cell office:value-type="float" office:value="15.7956" calcext:value-type="float">
            <text:p>15.7956</text:p>
          </table:table-cell>
          <table:table-cell office:value-type="float" office:value="17.5964" calcext:value-type="float">
            <text:p>17.5964</text:p>
          </table:table-cell>
          <table:table-cell office:value-type="float" office:value="19.2744" calcext:value-type="float">
            <text:p>19.2744</text:p>
          </table:table-cell>
        </table:table-row>
        <table:table-row table:style-name="ro1">
          <table:table-cell office:value-type="string" calcext:value-type="string">
            <text:p>Iterative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3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table:number-columns-repeated="6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 table:number-rows-repeated="23">
          <table:table-cell table:number-columns-repeated="22"/>
        </table:table-row>
        <table:table-row table:style-name="ro1">
          <table:table-cell office:value-type="string" calcext:value-type="string">
            <text:p>Brut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ursiv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3:38:39.404356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4:41:31.631171636</dc:date>
    <dc:creator>Michael </dc:creator>
    <meta:editing-duration>PT56M37S</meta:editing-duration>
    <meta:editing-cycles>3</meta:editing-cycles>
    <meta:generator>LibreOffice/5.0.3.2$Linux_X86_64 LibreOffice_project/00m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2cm" svg:y="0.316cm" chart:style-name="ch2">
          <text:p>Alg Execution Time Comparison</text:p>
        </chart:title>
        <chart:legend chart:legend-position="end" svg:x="13.068cm" svg:y="3.689cm" style:legend-expansion="high" chart:style-name="ch3"/>
        <chart:plot-area chart:style-name="ch4" table:cell-range-address="time.A1:time.V3" chart:data-source-has-labels="column" svg:x="1.329cm" svg:y="1.293cm" svg:width="11.419cm" svg:height="6.548cm">
          <chartooo:coordinate-region svg:x="1.986cm" svg:y="1.497cm" svg:width="10.353cm" svg:height="5.688cm"/>
          <chart:axis chart:dimension="x" chart:name="primary-x" chart:style-name="ch5">
            <chart:title svg:x="6.892cm" svg:y="8.021cm" chart:style-name="ch6">
              <text:p>n</text:p>
            </chart:title>
          </chart:axis>
          <chart:axis chart:dimension="y" chart:name="primary-y" chart:style-name="ch5">
            <chart:title svg:x="0.451cm" svg:y="5.653cm" chart:style-name="ch7">
              <text:p>Exe Time (ms)</text:p>
            </chart:title>
            <chart:grid chart:style-name="ch8" chart:class="major"/>
          </chart:axis>
          <chart:series chart:style-name="ch9" chart:values-cell-range-address="time.B1:time.V1" chart:label-cell-address="time.A1:time.A1" chart:class="chart:line">
            <chart:data-point chart:repeated="21"/>
          </chart:series>
          <chart:series chart:style-name="ch10" chart:values-cell-range-address="time.B2:time.V2" chart:label-cell-address="time.A2:time.A2" chart:class="chart:line">
            <chart:data-point chart:repeated="21"/>
          </chart:series>
          <chart:series chart:style-name="ch11" chart:values-cell-range-address="time.B3:time.V3" chart:label-cell-address="time.A3:time.A3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Brute</text:p>
                <draw:g>
                  <svg:desc>time.A1:time.A1</svg:desc>
                </draw:g>
              </table:table-cell>
              <table:table-cell office:value-type="float" office:value="0.0243">
                <text:p>0.0243</text:p>
                <draw:g>
                  <svg:desc>time.B1:time.V1</svg:desc>
                </draw:g>
              </table:table-cell>
              <table:table-cell office:value-type="float" office:value="0.5508">
                <text:p>0.5508</text:p>
              </table:table-cell>
              <table:table-cell office:value-type="float" office:value="1.866">
                <text:p>1.866</text:p>
              </table:table-cell>
              <table:table-cell office:value-type="float" office:value="3.9173">
                <text:p>3.9173</text:p>
              </table:table-cell>
              <table:table-cell office:value-type="float" office:value="6.9047">
                <text:p>6.9047</text:p>
              </table:table-cell>
              <table:table-cell office:value-type="float" office:value="10.7572">
                <text:p>10.7572</text:p>
              </table:table-cell>
              <table:table-cell office:value-type="float" office:value="15.4498">
                <text:p>15.4498</text:p>
              </table:table-cell>
              <table:table-cell office:value-type="float" office:value="21.0838">
                <text:p>21.0838</text:p>
              </table:table-cell>
              <table:table-cell office:value-type="float" office:value="27.425">
                <text:p>27.425</text:p>
              </table:table-cell>
              <table:table-cell office:value-type="float" office:value="34.8338">
                <text:p>34.8338</text:p>
              </table:table-cell>
              <table:table-cell office:value-type="float" office:value="42.8527">
                <text:p>42.8527</text:p>
              </table:table-cell>
              <table:table-cell office:value-type="float" office:value="51.9562">
                <text:p>51.9562</text:p>
              </table:table-cell>
              <table:table-cell office:value-type="float" office:value="61.8011">
                <text:p>61.8011</text:p>
              </table:table-cell>
              <table:table-cell office:value-type="float" office:value="72.4891">
                <text:p>72.4891</text:p>
              </table:table-cell>
              <table:table-cell office:value-type="float" office:value="84.0823">
                <text:p>84.0823</text:p>
              </table:table-cell>
              <table:table-cell office:value-type="float" office:value="96.6284">
                <text:p>96.6284</text:p>
              </table:table-cell>
              <table:table-cell office:value-type="float" office:value="109.76">
                <text:p>109.76</text:p>
              </table:table-cell>
              <table:table-cell office:value-type="float" office:value="124.036">
                <text:p>124.036</text:p>
              </table:table-cell>
              <table:table-cell office:value-type="float" office:value="139.314">
                <text:p>139.314</text:p>
              </table:table-cell>
              <table:table-cell office:value-type="float" office:value="154.965">
                <text:p>154.965</text:p>
              </table:table-cell>
              <table:table-cell office:value-type="float" office:value="171.499">
                <text:p>171.499</text:p>
              </table:table-cell>
            </table:table-row>
            <table:table-row>
              <table:table-cell office:value-type="string">
                <text:p>Recursive</text:p>
                <draw:g>
                  <svg:desc>time.A2:time.A2</svg:desc>
                </draw:g>
              </table:table-cell>
              <table:table-cell office:value-type="float" office:value="0.0149">
                <text:p>0.0149</text:p>
                <draw:g>
                  <svg:desc>time.B2:time.V2</svg:desc>
                </draw:g>
              </table:table-cell>
              <table:table-cell office:value-type="float" office:value="0.0874">
                <text:p>0.0874</text:p>
              </table:table-cell>
              <table:table-cell office:value-type="float" office:value="0.2687">
                <text:p>0.2687</text:p>
              </table:table-cell>
              <table:table-cell office:value-type="float" office:value="0.5425">
                <text:p>0.5425</text:p>
              </table:table-cell>
              <table:table-cell office:value-type="float" office:value="0.9028">
                <text:p>0.9028</text:p>
              </table:table-cell>
              <table:table-cell office:value-type="float" office:value="1.3464">
                <text:p>1.3464</text:p>
              </table:table-cell>
              <table:table-cell office:value-type="float" office:value="2.0829">
                <text:p>2.0829</text:p>
              </table:table-cell>
              <table:table-cell office:value-type="float" office:value="2.5822">
                <text:p>2.5822</text:p>
              </table:table-cell>
              <table:table-cell office:value-type="float" office:value="3.2507">
                <text:p>3.2507</text:p>
              </table:table-cell>
              <table:table-cell office:value-type="float" office:value="4.189">
                <text:p>4.189</text:p>
              </table:table-cell>
              <table:table-cell office:value-type="float" office:value="5.025">
                <text:p>5.025</text:p>
              </table:table-cell>
              <table:table-cell office:value-type="float" office:value="6.3661">
                <text:p>6.3661</text:p>
              </table:table-cell>
              <table:table-cell office:value-type="float" office:value="7.2014">
                <text:p>7.2014</text:p>
              </table:table-cell>
              <table:table-cell office:value-type="float" office:value="8.8695">
                <text:p>8.8695</text:p>
              </table:table-cell>
              <table:table-cell office:value-type="float" office:value="9.5907">
                <text:p>9.5907</text:p>
              </table:table-cell>
              <table:table-cell office:value-type="float" office:value="11.515">
                <text:p>11.515</text:p>
              </table:table-cell>
              <table:table-cell office:value-type="float" office:value="12.637">
                <text:p>12.637</text:p>
              </table:table-cell>
              <table:table-cell office:value-type="float" office:value="13.969">
                <text:p>13.969</text:p>
              </table:table-cell>
              <table:table-cell office:value-type="float" office:value="15.7956">
                <text:p>15.7956</text:p>
              </table:table-cell>
              <table:table-cell office:value-type="float" office:value="17.5964">
                <text:p>17.5964</text:p>
              </table:table-cell>
              <table:table-cell office:value-type="float" office:value="19.2744">
                <text:p>19.2744</text:p>
              </table:table-cell>
            </table:table-row>
            <table:table-row>
              <table:table-cell office:value-type="string">
                <text:p>Iterative</text:p>
                <draw:g>
                  <svg:desc>time.A3:time.A3</svg:desc>
                </draw:g>
              </table:table-cell>
              <table:table-cell office:value-type="float" office:value="0.0016">
                <text:p>0.0016</text:p>
                <draw:g>
                  <svg:desc>time.B3:time.V3</svg:desc>
                </draw:g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9">
                <text:p>0.0009</text:p>
              </table:table-cell>
              <table:table-cell office:value-type="float" office:value="0.0017">
                <text:p>0.0017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